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18_06-53-5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18_06-53-5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18_06-53-5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2-18_06-53-5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18_06-53-4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17_23-08-3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2-17_23-08-2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17_23-08-2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2-17_23-08-2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2-17_23-08-2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2-17_22-59-17_000.jpg</text:p>
          </table:table-cell>
          <table:table-cell table:style-name="ce3" office:value-type="string">
            <text:p>:m other / アトピー処置　顔 / 準備するもの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2-17_20-56-26_010.jpg</text:p>
          </table:table-cell>
          <table:table-cell office:value-type="string">
            <text:p>:m 家電エンジニア / 10#1 1*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2-17_20-56-26_005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2-17_20-56-26_000.jpg</text:p>
          </table:table-cell>
          <table:table-cell office:value-type="string">
            <text:p>:m :? / 血をきれいに　⇒　how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17_19-54-16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17_19-11-24_000.jpg</text:p>
          </table:table-cell>
          <table:table-cell table:style-name="ce3" office:value-type="string">
            <text:p>-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2017-02-17_17-54-16_000.jpg</text:p>
          </table:table-cell>
          <table:table-cell table:style-name="ce3" office:value-type="string">
            <text:p>:m art 1*1 / 20*2#1 / gimp learnin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17_17-14-23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2-17_15-54-38_000.jpg</text:p>
          </table:table-cell>
          <table:table-cell table:style-name="ce3" office:value-type="string">
            <text:p>-*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2-17_15-44-27_000.jpg</text:p>
          </table:table-cell>
          <table:table-cell table:style-name="ce3" office:value-type="string">
            <text:p>:m music / steps / しまう　手順　やること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7-02-17_15-38-48_000.jpg</text:p>
          </table:table-cell>
          <table:table-cell office:value-type="string">
            <text:p>:m music / log / kb / done / N+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2-17_14-22-48_000.jpg</text:p>
          </table:table-cell>
          <table:table-cell office:value-type="string">
            <text:p>:PHOTO 面白いもの / @ベランダ / 雲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2-17_14-22-36_000.jpg</text:p>
          </table:table-cell>
          <table:table-cell office:value-type="string">
            <text:p>:PHOTO 面白いもの / @ベランダ / 雲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2-17_14-22-31_000.jpg</text:p>
          </table:table-cell>
          <table:table-cell office:value-type="string">
            <text:p>:PHOTO 面白いもの / @ベランダ / 雲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2-17_14-22-27_000.jpg</text:p>
          </table:table-cell>
          <table:table-cell office:value-type="string">
            <text:p>:PHOTO 面白いもの / @ベランダ / 雲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2-17_14-22-25_000.jpg</text:p>
          </table:table-cell>
          <table:table-cell office:value-type="string">
            <text:p>:PHOTO 面白いもの / @ベランダ / 雲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2-17_14-22-13_000.jpg</text:p>
          </table:table-cell>
          <table:table-cell office:value-type="string">
            <text:p>:PHOTO 面白いもの / @ベランダ / 雲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2-17_12-12-12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2-17_11-30-10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2-17_10-40-36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2-17_10-03-3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2-17_10-03-26_009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2-17_10-03-26_008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2-17_10-03-26_007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2-17_10-03-26_006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2-17_01-41-31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2-17_01-41-31_005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2-16_23-03-31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2-16_23-03-0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2-16_23-02-31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2-16_23-02-31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2-16_19-55-06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2-16_19-03-26_004.jpg</text:p>
          </table:table-cell>
          <table:table-cell office:value-type="string">
            <text:p>:PHOTO 面白いもの / @富士見台小学校横、公園 / 遊具　更新中　工事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2-16_19-03-13_000.jpg</text:p>
          </table:table-cell>
          <table:table-cell office:value-type="string">
            <text:p>:PHOTO 面白いもの / @富士見台小学校横、公園 / 遊具　更新中　工事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2-16_19-03-05_000.jpg</text:p>
          </table:table-cell>
          <table:table-cell office:value-type="string">
            <text:p>:PHOTO 面白いもの / @富士見台小学校横、公園 / 遊具　更新中　工事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2-16_19-02-55_000.jpg</text:p>
          </table:table-cell>
          <table:table-cell office:value-type="string">
            <text:p>:PHOTO 面白いもの / @富士見台小学校横、公園 / 遊具　更新中　工事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2-16_18-46-26_003.jpg</text:p>
          </table:table-cell>
          <table:table-cell office:value-type="string">
            <text:p>:m 家電エンジニア / 9#1 2*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2-16_18-46-26_002.jpg</text:p>
          </table:table-cell>
          <table:table-cell office:value-type="string">
            <text:p>:m 家電エンジニア / 9#1 1-2*2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2017-02-16_18-46-26_001.jpg</text:p>
          </table:table-cell>
          <table:table-cell table:style-name="ce3" office:value-type="string">
            <text:p>:m art 1*1 / 20*1#1 / gimp learning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2-16_11-24-11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017-02-16_09-55-01_000.jpg</text:p>
          </table:table-cell>
          <table:table-cell office:value-type="string">
            <text:p>:m dayplan / 2017_021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017-02-16_09-54-57_000.jpg</text:p>
          </table:table-cell>
          <table:table-cell office:value-type="string">
            <text:p>:m dayplan / 2017_021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2-16_09-53-39_000.jpg</text:p>
          </table:table-cell>
          <table:table-cell office:value-type="string">
            <text:p>:m :? / 「ごわさんで」　⇒　意味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2-16_09-26-31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2-16_09-26-31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017-02-16_09-26-31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2017-02-16_09-26-31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2-16_09-26-3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2-16_02-36-28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017-02-16_02-36-28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017-02-16_02-36-28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2017-02-16_02-36-2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2017-02-15_23-08-24_000.jpg</text:p>
          </table:table-cell>
          <table:table-cell office:value-type="string">
            <text:p>:m 記録 / 身体　顔　ヒフ / アトピー / 状況　夜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2017/02/18</text:date>, <text:time>19:54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8T19:54:52.44</dc:date>
    <dc:creator>岩淵 謙</dc:creator>
    <meta:generator>OpenOffice/4.1.3$Win32 OpenOffice.org_project/413m1$Build-9783</meta:generator>
    <meta:editing-duration>PT2H22M38S</meta:editing-duration>
    <meta:editing-cycles>18</meta:editing-cycles>
    <meta:document-statistic meta:table-count="1" meta:cell-count="192" meta:object-count="0"/>
  </office:meta>
</office:document-meta>
</file>